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break-before="page"/>
    </style:style>
    <style:style style:name="P2" style:family="paragraph" style:parent-style-name="Heading_20_1">
      <style:paragraph-properties fo:margin-left="0in" fo:margin-right="0in" fo:text-indent="0in" style:auto-text-indent="false" fo:padding="0in" fo:border="none"/>
    </style:style>
    <style:style style:name="P3" style:family="paragraph" style:parent-style-name="Heading_20_1">
      <style:paragraph-properties fo:margin-left="0in" fo:margin-right="0in" fo:text-indent="0in" style:auto-text-indent="false" fo:break-before="page" fo:padding="0in" fo:border="none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Heading_20_2">
      <style:paragraph-properties fo:margin-left="0in" fo:margin-right="0in" style:line-height-at-least="0.198in" fo:text-indent="0in" style:auto-text-indent="false"/>
    </style:style>
    <style:style style:name="P6" style:family="paragraph" style:parent-style-name="Heading_20_3">
      <style:paragraph-properties fo:margin-left="0in" fo:margin-right="0in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ext_20_body" style:list-style-name="L1">
      <style:paragraph-properties fo:margin-top="0in" fo:margin-bottom="0in" style:contextual-spacing="false" fo:text-indent="0in" style:auto-text-indent="false"/>
    </style:style>
    <style:style style:name="P9" style:family="paragraph" style:parent-style-name="Text_20_body" style:list-style-name="L1">
      <style:paragraph-properties fo:text-indent="0in" style:auto-text-indent="fals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2">
      <style:paragraph-properties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text-indent="0in" style:auto-text-indent="false"/>
    </style:style>
    <style:style style:name="P13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 style:list-style-name="L4">
      <style:paragraph-properties fo:text-indent="0in" style:auto-text-indent="false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 style:list-style-name="L5">
      <style:paragraph-properties fo:margin-top="0in" fo:margin-bottom="0in" style:contextual-spacing="false" fo:text-indent="0in" style:auto-text-indent="false"/>
    </style:style>
    <style:style style:name="P17" style:family="paragraph" style:parent-style-name="Text_20_body" style:list-style-name="L5">
      <style:paragraph-properties fo:text-indent="0in" style:auto-text-indent="false"/>
    </style:style>
    <style:style style:name="P18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6">
      <style:paragraph-properties fo:text-indent="0in" style:auto-text-indent="false"/>
    </style:style>
    <style:style style:name="P20" style:family="paragraph" style:parent-style-name="Text_20_body" style:list-style-name="L7">
      <style:paragraph-properties fo:margin-left="0in" fo:margin-right="0in" fo:text-indent="0in" style:auto-text-indent="false"/>
    </style:style>
    <style:style style:name="P21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Text_20_body" style:list-style-name="L8">
      <style:paragraph-properties fo:margin-top="0in" fo:margin-bottom="0in" style:contextual-spacing="false" fo:text-indent="0in" style:auto-text-indent="false"/>
    </style:style>
    <style:style style:name="P23" style:family="paragraph" style:parent-style-name="Text_20_body" style:list-style-name="L8">
      <style:paragraph-properties fo:text-indent="0in" style:auto-text-indent="false"/>
    </style:style>
    <style:style style:name="P24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ext_20_body" style:list-style-name="L9">
      <style:paragraph-properties fo:margin-top="0in" fo:margin-bottom="0in" style:contextual-spacing="false" fo:text-indent="0in" style:auto-text-indent="false"/>
    </style:style>
    <style:style style:name="P26" style:family="paragraph" style:parent-style-name="Text_20_body" style:list-style-name="L9">
      <style:paragraph-properties fo:text-indent="0in" style:auto-text-indent="false"/>
    </style:style>
    <style:style style:name="P27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Text_20_body" style:list-style-name="L10">
      <style:paragraph-properties fo:margin-top="0in" fo:margin-bottom="0in" style:contextual-spacing="false" fo:text-indent="0in" style:auto-text-indent="false"/>
    </style:style>
    <style:style style:name="P29" style:family="paragraph" style:parent-style-name="Text_20_body" style:list-style-name="L10">
      <style:paragraph-properties fo:text-indent="0in" style:auto-text-indent="false"/>
    </style:style>
    <style:style style:name="P30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 style:list-style-name="L11">
      <style:paragraph-properties fo:margin-top="0in" fo:margin-bottom="0in" style:contextual-spacing="false" fo:text-indent="0in" style:auto-text-indent="false"/>
    </style:style>
    <style:style style:name="P32" style:family="paragraph" style:parent-style-name="Text_20_body" style:list-style-name="L11">
      <style:paragraph-properties fo:text-indent="0in" style:auto-text-indent="false"/>
    </style:style>
    <style:style style:name="P33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/>
    </style:style>
    <style:style style:name="P34" style:family="paragraph" style:parent-style-name="Text_20_body" style:list-style-name="L12">
      <style:paragraph-properties fo:text-indent="0in" style:auto-text-indent="false"/>
    </style:style>
    <style:style style:name="P35" style:family="paragraph" style:parent-style-name="Text_20_body" style:list-style-name="L13">
      <style:paragraph-properties fo:margin-left="0in" fo:margin-right="0in" fo:margin-top="0in" fo:margin-bottom="0in" style:contextual-spacing="false" fo:text-indent="0in" style:auto-text-indent="false"/>
    </style:style>
    <style:style style:name="P36" style:family="paragraph" style:parent-style-name="Text_20_body" style:list-style-name="L13">
      <style:paragraph-properties fo:margin-top="0in" fo:margin-bottom="0in" style:contextual-spacing="false" fo:text-indent="0in" style:auto-text-indent="false"/>
    </style:style>
    <style:style style:name="P37" style:family="paragraph" style:parent-style-name="Text_20_body" style:list-style-name="L13">
      <style:paragraph-properties fo:text-indent="0in" style:auto-text-indent="false"/>
    </style:style>
    <style:style style:name="P38" style:family="paragraph" style:parent-style-name="Text_20_body">
      <style:paragraph-properties fo:margin-left="0in" fo:margin-right="0in" fo:text-indent="0in" style:auto-text-indent="false"/>
    </style:style>
    <style:style style:name="P39" style:family="paragraph" style:parent-style-name="Text_20_body" style:list-style-name="L14">
      <style:paragraph-properties fo:margin-left="0in" fo:margin-right="0in" fo:margin-top="0in" fo:margin-bottom="0in" style:contextual-spacing="false" fo:text-indent="0in" style:auto-text-indent="false"/>
    </style:style>
    <style:style style:name="P40" style:family="paragraph" style:parent-style-name="Text_20_body" style:list-style-name="L14">
      <style:paragraph-properties fo:margin-top="0in" fo:margin-bottom="0in" style:contextual-spacing="false" fo:text-indent="0in" style:auto-text-indent="false"/>
    </style:style>
    <style:style style:name="P41" style:family="paragraph" style:parent-style-name="Text_20_body" style:list-style-name="L14">
      <style:paragraph-properties fo:text-indent="0in" style:auto-text-indent="false"/>
    </style:style>
    <style:style style:name="P42" style:family="paragraph" style:parent-style-name="Text_20_body" style:list-style-name="L15">
      <style:paragraph-properties fo:margin-left="0in" fo:margin-right="0in" fo:margin-top="0in" fo:margin-bottom="0in" style:contextual-spacing="false" fo:text-indent="0in" style:auto-text-indent="false"/>
    </style:style>
    <style:style style:name="P43" style:family="paragraph" style:parent-style-name="Text_20_body" style:list-style-name="L15">
      <style:paragraph-properties fo:margin-top="0in" fo:margin-bottom="0in" style:contextual-spacing="false" fo:text-indent="0in" style:auto-text-indent="false"/>
    </style:style>
    <style:style style:name="P44" style:family="paragraph" style:parent-style-name="Text_20_body" style:list-style-name="L15">
      <style:paragraph-properties fo:text-indent="0in" style:auto-text-indent="false"/>
    </style:style>
    <style:style style:name="P45" style:family="paragraph" style:parent-style-name="Text_20_body" style:list-style-name="L16">
      <style:paragraph-properties fo:margin-left="0in" fo:margin-right="0in" fo:margin-top="0in" fo:margin-bottom="0in" style:contextual-spacing="false" fo:text-indent="0in" style:auto-text-indent="false"/>
    </style:style>
    <style:style style:name="P46" style:family="paragraph" style:parent-style-name="Text_20_body" style:list-style-name="L16">
      <style:paragraph-properties fo:margin-top="0in" fo:margin-bottom="0in" style:contextual-spacing="false" fo:text-indent="0in" style:auto-text-indent="false"/>
    </style:style>
    <style:style style:name="P47" style:family="paragraph" style:parent-style-name="Text_20_body" style:list-style-name="L16">
      <style:paragraph-properties fo:text-indent="0in" style:auto-text-indent="false"/>
    </style:style>
    <style:style style:name="P48" style:family="paragraph" style:parent-style-name="Text_20_body" style:list-style-name="L17">
      <style:paragraph-properties fo:margin-left="0in" fo:margin-right="0in" fo:text-indent="0in" style:auto-text-indent="false"/>
    </style:style>
    <style:style style:name="P49" style:family="paragraph" style:parent-style-name="Text_20_body" style:list-style-name="L18">
      <style:paragraph-properties fo:margin-left="0in" fo:margin-right="0in" fo:text-indent="0in" style:auto-text-indent="false"/>
    </style:style>
    <style:style style:name="P50" style:family="paragraph" style:parent-style-name="Text_20_body" style:list-style-name="L19">
      <style:paragraph-properties fo:margin-left="0in" fo:margin-right="0in" fo:margin-top="0in" fo:margin-bottom="0in" style:contextual-spacing="false" fo:text-indent="0in" style:auto-text-indent="false"/>
    </style:style>
    <style:style style:name="P51" style:family="paragraph" style:parent-style-name="Text_20_body" style:list-style-name="L19">
      <style:paragraph-properties fo:text-indent="0in" style:auto-text-indent="false"/>
    </style:style>
    <style:style style:name="P52" style:family="paragraph" style:parent-style-name="Text_20_body" style:list-style-name="L20">
      <style:paragraph-properties fo:margin-left="0in" fo:margin-right="0in" fo:text-indent="0in" style:auto-text-indent="false"/>
    </style:style>
    <style:style style:name="P53" style:family="paragraph" style:parent-style-name="Text_20_body" style:list-style-name="L21">
      <style:paragraph-properties fo:margin-left="0in" fo:margin-right="0in" fo:text-indent="0in" style:auto-text-indent="false"/>
    </style:style>
    <style:style style:name="P54" style:family="paragraph" style:parent-style-name="Text_20_body" style:list-style-name="L22">
      <style:paragraph-properties fo:margin-left="0in" fo:margin-right="0in" fo:text-indent="0in" style:auto-text-indent="false"/>
    </style:style>
    <style:style style:name="P55" style:family="paragraph" style:parent-style-name="Text_20_body" style:list-style-name="L23">
      <style:paragraph-properties fo:margin-left="0in" fo:margin-right="0in" fo:text-indent="0in" style:auto-text-indent="false"/>
    </style:style>
    <style:style style:name="P56" style:family="paragraph" style:parent-style-name="Text_20_body" style:list-style-name="L24">
      <style:paragraph-properties fo:margin-left="0in" fo:margin-right="0in" fo:margin-top="0in" fo:margin-bottom="0in" style:contextual-spacing="false" fo:text-indent="0in" style:auto-text-indent="false"/>
    </style:style>
    <style:style style:name="P57" style:family="paragraph" style:parent-style-name="Text_20_body" style:list-style-name="L24">
      <style:paragraph-properties fo:margin-top="0in" fo:margin-bottom="0in" style:contextual-spacing="false" fo:text-indent="0in" style:auto-text-indent="false"/>
    </style:style>
    <style:style style:name="P58" style:family="paragraph" style:parent-style-name="Text_20_body" style:list-style-name="L24">
      <style:paragraph-properties fo:margin-left="0in" fo:margin-right="0in" style:line-height-at-least="0.198in" fo:text-indent="0in" style:auto-text-indent="false"/>
    </style:style>
    <style:style style:name="P59" style:family="paragraph" style:parent-style-name="Text_20_body" style:list-style-name="L25">
      <style:paragraph-properties fo:margin-left="0in" fo:margin-right="0in" style:line-height-at-least="0.198in" fo:text-indent="0in" style:auto-text-indent="false"/>
    </style:style>
    <style:style style:name="P60" style:family="paragraph" style:parent-style-name="Text_20_body" style:list-style-name="L31">
      <style:paragraph-properties fo:margin-left="0in" fo:margin-right="0in" fo:margin-top="0in" fo:margin-bottom="0in" style:contextual-spacing="false" style:line-height-at-least="0.198in" fo:text-indent="0in" style:auto-text-indent="false"/>
    </style:style>
    <style:style style:name="P61" style:family="paragraph" style:parent-style-name="Text_20_body" style:list-style-name="L31">
      <style:paragraph-properties fo:margin-left="0in" fo:margin-right="0in" style:line-height-at-least="0.198in" fo:text-indent="0in" style:auto-text-indent="false"/>
    </style:style>
    <style:style style:name="P62" style:family="paragraph" style:parent-style-name="Text_20_body" style:list-style-name="L32">
      <style:paragraph-properties fo:margin-left="0in" fo:margin-right="0in" style:line-height-at-least="0.198in" fo:text-indent="0in" style:auto-text-indent="false"/>
    </style:style>
    <style:style style:name="P63" style:family="paragraph" style:parent-style-name="Text_20_body" style:list-style-name="L33">
      <style:paragraph-properties fo:margin-left="0in" fo:margin-right="0in" style:line-height-at-least="0.198in" fo:text-indent="0in" style:auto-text-indent="false"/>
    </style:style>
    <style:style style:name="P64" style:family="paragraph" style:parent-style-name="Text_20_body" style:list-style-name="L34">
      <style:paragraph-properties fo:margin-left="0in" fo:margin-right="0in" style:line-height-at-least="0.198in" fo:text-indent="0in" style:auto-text-indent="false"/>
    </style:style>
    <style:style style:name="P65" style:family="paragraph" style:parent-style-name="Text_20_body" style:list-style-name="L35">
      <style:paragraph-properties fo:margin-left="0in" fo:margin-right="0in" style:line-height-at-least="0.198in" fo:text-indent="0in" style:auto-text-indent="false"/>
    </style:style>
    <style:style style:name="P66" style:family="paragraph" style:parent-style-name="Text_20_body" style:list-style-name="L36">
      <style:paragraph-properties fo:margin-left="0in" fo:margin-right="0in" style:line-height-at-least="0.198in" fo:text-indent="0in" style:auto-text-indent="false"/>
    </style:style>
    <style:style style:name="P67" style:family="paragraph" style:parent-style-name="Text_20_body" style:list-style-name="L37">
      <style:paragraph-properties fo:margin-left="0in" fo:margin-right="0in" style:line-height-at-least="0.198in" fo:text-indent="0in" style:auto-text-indent="false"/>
    </style:style>
    <style:style style:name="P68" style:family="paragraph" style:parent-style-name="Text_20_body" style:list-style-name="L38">
      <style:paragraph-properties fo:margin-left="0in" fo:margin-right="0in" style:line-height-at-least="0.198in" fo:text-indent="0in" style:auto-text-indent="false"/>
    </style:style>
    <style:style style:name="P69" style:family="paragraph" style:parent-style-name="Text_20_body" style:list-style-name="L39">
      <style:paragraph-properties fo:margin-left="0in" fo:margin-right="0in" style:line-height-at-least="0.198in" fo:text-indent="0in" style:auto-text-indent="false"/>
    </style:style>
    <style:style style:name="P70" style:family="paragraph" style:parent-style-name="Text_20_body" style:list-style-name="L40">
      <style:paragraph-properties fo:margin-left="0in" fo:margin-right="0in" style:line-height-at-least="0.198in" fo:text-indent="0in" style:auto-text-indent="false"/>
    </style:style>
    <style:style style:name="P71" style:family="paragraph" style:parent-style-name="Text_20_body" style:list-style-name="L41">
      <style:paragraph-properties fo:margin-left="0in" fo:margin-right="0in" style:line-height-at-least="0.198in" fo:text-indent="0in" style:auto-text-indent="false"/>
    </style:style>
    <style:style style:name="P72" style:family="paragraph" style:parent-style-name="Text_20_body" style:list-style-name="L49">
      <style:paragraph-properties fo:margin-left="0in" fo:margin-right="0in" fo:margin-top="0in" fo:margin-bottom="0in" style:contextual-spacing="false" style:line-height-at-least="0.198in" fo:text-indent="0in" style:auto-text-indent="false"/>
    </style:style>
    <style:style style:name="P73" style:family="paragraph" style:parent-style-name="Text_20_body" style:list-style-name="L49">
      <style:paragraph-properties fo:margin-left="0in" fo:margin-right="0in" style:line-height-at-least="0.198in" fo:text-indent="0in" style:auto-text-indent="false"/>
    </style:style>
    <style:style style:name="P74" style:family="paragraph" style:parent-style-name="Text_20_body" style:list-style-name="L50">
      <style:paragraph-properties fo:margin-left="0in" fo:margin-right="0in" fo:margin-top="0in" fo:margin-bottom="0in" style:contextual-spacing="false" style:line-height-at-least="0.198in" fo:text-indent="0in" style:auto-text-indent="false"/>
    </style:style>
    <style:style style:name="P75" style:family="paragraph" style:parent-style-name="Text_20_body" style:list-style-name="L25">
      <style:paragraph-properties fo:margin-left="0in" fo:margin-right="0in" fo:margin-top="0in" fo:margin-bottom="0in" style:contextual-spacing="false" fo:text-indent="0in" style:auto-text-indent="false"/>
    </style:style>
    <style:style style:name="P76" style:family="paragraph" style:parent-style-name="Text_20_body" style:list-style-name="L26">
      <style:paragraph-properties fo:margin-left="0in" fo:margin-right="0in" fo:margin-top="0in" fo:margin-bottom="0in" style:contextual-spacing="false" fo:text-indent="0in" style:auto-text-indent="false"/>
    </style:style>
    <style:style style:name="P77" style:family="paragraph" style:parent-style-name="Text_20_body" style:list-style-name="L26">
      <style:paragraph-properties fo:margin-top="0in" fo:margin-bottom="0in" style:contextual-spacing="false" fo:text-indent="0in" style:auto-text-indent="false"/>
    </style:style>
    <style:style style:name="P78" style:family="paragraph" style:parent-style-name="Text_20_body" style:list-style-name="L26">
      <style:paragraph-properties fo:text-indent="0in" style:auto-text-indent="false"/>
    </style:style>
    <style:style style:name="P79" style:family="paragraph" style:parent-style-name="Text_20_body" style:list-style-name="L27">
      <style:paragraph-properties fo:margin-left="0in" fo:margin-right="0in" fo:margin-top="0in" fo:margin-bottom="0in" style:contextual-spacing="false" fo:text-indent="0in" style:auto-text-indent="false"/>
    </style:style>
    <style:style style:name="P80" style:family="paragraph" style:parent-style-name="Text_20_body" style:list-style-name="L27">
      <style:paragraph-properties fo:text-indent="0in" style:auto-text-indent="false"/>
    </style:style>
    <style:style style:name="P81" style:family="paragraph" style:parent-style-name="Text_20_body" style:list-style-name="L28">
      <style:paragraph-properties fo:margin-left="0in" fo:margin-right="0in" fo:margin-top="0in" fo:margin-bottom="0in" style:contextual-spacing="false" fo:text-indent="0in" style:auto-text-indent="false"/>
    </style:style>
    <style:style style:name="P82" style:family="paragraph" style:parent-style-name="Text_20_body" style:list-style-name="L28">
      <style:paragraph-properties fo:text-indent="0in" style:auto-text-indent="false"/>
    </style:style>
    <style:style style:name="P83" style:family="paragraph" style:parent-style-name="Text_20_body" style:list-style-name="L29">
      <style:paragraph-properties fo:margin-left="0in" fo:margin-right="0in" fo:margin-top="0in" fo:margin-bottom="0in" style:contextual-spacing="false" fo:text-indent="0in" style:auto-text-indent="false"/>
    </style:style>
    <style:style style:name="P84" style:family="paragraph" style:parent-style-name="Text_20_body" style:list-style-name="L29">
      <style:paragraph-properties fo:margin-top="0in" fo:margin-bottom="0in" style:contextual-spacing="false" fo:text-indent="0in" style:auto-text-indent="false"/>
    </style:style>
    <style:style style:name="P85" style:family="paragraph" style:parent-style-name="Text_20_body" style:list-style-name="L29">
      <style:paragraph-properties fo:text-indent="0in" style:auto-text-indent="false"/>
    </style:style>
    <style:style style:name="P86" style:family="paragraph" style:parent-style-name="Text_20_body" style:list-style-name="L30">
      <style:paragraph-properties fo:margin-left="0in" fo:margin-right="0in" fo:text-indent="0in" style:auto-text-indent="false"/>
    </style:style>
    <style:style style:name="P87" style:family="paragraph" style:parent-style-name="Text_20_body" style:list-style-name="L32">
      <style:paragraph-properties fo:margin-left="0in" fo:margin-right="0in" fo:text-indent="0in" style:auto-text-indent="false"/>
    </style:style>
    <style:style style:name="P88" style:family="paragraph" style:parent-style-name="Text_20_body" style:list-style-name="L35">
      <style:paragraph-properties fo:margin-left="0in" fo:margin-right="0in" fo:text-indent="0in" style:auto-text-indent="false"/>
    </style:style>
    <style:style style:name="P89" style:family="paragraph" style:parent-style-name="Text_20_body" style:list-style-name="L35">
      <style:paragraph-properties fo:text-indent="0in" style:auto-text-indent="false"/>
    </style:style>
    <style:style style:name="P90" style:family="paragraph" style:parent-style-name="Text_20_body" style:list-style-name="L42">
      <style:paragraph-properties fo:margin-left="0in" fo:margin-right="0in" fo:margin-top="0in" fo:margin-bottom="0in" style:contextual-spacing="false" fo:text-indent="0in" style:auto-text-indent="false"/>
    </style:style>
    <style:style style:name="P91" style:family="paragraph" style:parent-style-name="Text_20_body" style:list-style-name="L42">
      <style:paragraph-properties fo:margin-top="0in" fo:margin-bottom="0in" style:contextual-spacing="false" fo:text-indent="0in" style:auto-text-indent="false"/>
    </style:style>
    <style:style style:name="P92" style:family="paragraph" style:parent-style-name="Text_20_body" style:list-style-name="L42">
      <style:paragraph-properties fo:text-indent="0in" style:auto-text-indent="false"/>
    </style:style>
    <style:style style:name="P93" style:family="paragraph" style:parent-style-name="Text_20_body" style:list-style-name="L43">
      <style:paragraph-properties fo:margin-left="0in" fo:margin-right="0in" fo:margin-top="0in" fo:margin-bottom="0in" style:contextual-spacing="false" fo:text-indent="0in" style:auto-text-indent="false"/>
    </style:style>
    <style:style style:name="P94" style:family="paragraph" style:parent-style-name="Text_20_body" style:list-style-name="L43">
      <style:paragraph-properties fo:margin-top="0in" fo:margin-bottom="0in" style:contextual-spacing="false" fo:text-indent="0in" style:auto-text-indent="false"/>
    </style:style>
    <style:style style:name="P95" style:family="paragraph" style:parent-style-name="Text_20_body" style:list-style-name="L43">
      <style:paragraph-properties fo:text-indent="0in" style:auto-text-indent="false"/>
    </style:style>
    <style:style style:name="P96" style:family="paragraph" style:parent-style-name="Text_20_body" style:list-style-name="L44">
      <style:paragraph-properties fo:margin-left="0in" fo:margin-right="0in" fo:margin-top="0in" fo:margin-bottom="0in" style:contextual-spacing="false" fo:text-indent="0in" style:auto-text-indent="false"/>
    </style:style>
    <style:style style:name="P97" style:family="paragraph" style:parent-style-name="Text_20_body" style:list-style-name="L44">
      <style:paragraph-properties fo:margin-top="0in" fo:margin-bottom="0in" style:contextual-spacing="false" fo:text-indent="0in" style:auto-text-indent="false"/>
    </style:style>
    <style:style style:name="P98" style:family="paragraph" style:parent-style-name="Text_20_body" style:list-style-name="L44">
      <style:paragraph-properties fo:text-indent="0in" style:auto-text-indent="false"/>
    </style:style>
    <style:style style:name="P99" style:family="paragraph" style:parent-style-name="Text_20_body" style:list-style-name="L45">
      <style:paragraph-properties fo:margin-left="0in" fo:margin-right="0in" fo:margin-top="0in" fo:margin-bottom="0in" style:contextual-spacing="false" fo:text-indent="0in" style:auto-text-indent="false"/>
    </style:style>
    <style:style style:name="P100" style:family="paragraph" style:parent-style-name="Text_20_body" style:list-style-name="L45">
      <style:paragraph-properties fo:margin-top="0in" fo:margin-bottom="0in" style:contextual-spacing="false" fo:text-indent="0in" style:auto-text-indent="false"/>
    </style:style>
    <style:style style:name="P101" style:family="paragraph" style:parent-style-name="Text_20_body" style:list-style-name="L45">
      <style:paragraph-properties fo:text-indent="0in" style:auto-text-indent="false"/>
    </style:style>
    <style:style style:name="P102" style:family="paragraph" style:parent-style-name="Text_20_body" style:list-style-name="L46">
      <style:paragraph-properties fo:margin-left="0in" fo:margin-right="0in" fo:margin-top="0in" fo:margin-bottom="0in" style:contextual-spacing="false" fo:text-indent="0in" style:auto-text-indent="false"/>
    </style:style>
    <style:style style:name="P103" style:family="paragraph" style:parent-style-name="Text_20_body" style:list-style-name="L46">
      <style:paragraph-properties fo:margin-top="0in" fo:margin-bottom="0in" style:contextual-spacing="false" fo:text-indent="0in" style:auto-text-indent="false"/>
    </style:style>
    <style:style style:name="P104" style:family="paragraph" style:parent-style-name="Text_20_body" style:list-style-name="L46">
      <style:paragraph-properties fo:text-indent="0in" style:auto-text-indent="false"/>
    </style:style>
    <style:style style:name="P105" style:family="paragraph" style:parent-style-name="Text_20_body" style:list-style-name="L47">
      <style:paragraph-properties fo:margin-left="0in" fo:margin-right="0in" fo:margin-top="0in" fo:margin-bottom="0in" style:contextual-spacing="false" fo:text-indent="0in" style:auto-text-indent="false"/>
    </style:style>
    <style:style style:name="P106" style:family="paragraph" style:parent-style-name="Text_20_body" style:list-style-name="L47">
      <style:paragraph-properties fo:margin-top="0in" fo:margin-bottom="0in" style:contextual-spacing="false" fo:text-indent="0in" style:auto-text-indent="false"/>
    </style:style>
    <style:style style:name="P107" style:family="paragraph" style:parent-style-name="Text_20_body" style:list-style-name="L47">
      <style:paragraph-properties fo:text-indent="0in" style:auto-text-indent="false"/>
    </style:style>
    <style:style style:name="P108" style:family="paragraph" style:parent-style-name="Text_20_body" style:list-style-name="L48">
      <style:paragraph-properties fo:margin-left="0in" fo:margin-right="0in" fo:margin-top="0in" fo:margin-bottom="0in" style:contextual-spacing="false" fo:text-indent="0in" style:auto-text-indent="false"/>
    </style:style>
    <style:style style:name="P109" style:family="paragraph" style:parent-style-name="Text_20_body" style:list-style-name="L48">
      <style:paragraph-properties fo:text-indent="0in" style:auto-text-indent="false"/>
    </style:style>
    <style:style style:name="P110" style:family="paragraph" style:parent-style-name="Text_20_body" style:list-style-name="L50">
      <style:paragraph-properties fo:text-indent="0in" style:auto-text-indent="false"/>
    </style:style>
    <style:style style:name="P111" style:family="paragraph" style:parent-style-name="Text_20_body" style:list-style-name="L51">
      <style:paragraph-properties fo:margin-left="0in" fo:margin-right="0in" fo:text-indent="0in" style:auto-text-indent="false"/>
    </style:style>
    <style:style style:name="P112" style:family="paragraph" style:parent-style-name="Text_20_body" style:list-style-name="L52">
      <style:paragraph-properties fo:margin-left="0in" fo:margin-right="0in" fo:margin-top="0in" fo:margin-bottom="0in" style:contextual-spacing="false" fo:text-indent="0in" style:auto-text-indent="false"/>
    </style:style>
    <style:style style:name="P113" style:family="paragraph" style:parent-style-name="Text_20_body" style:list-style-name="L52">
      <style:paragraph-properties fo:margin-top="0in" fo:margin-bottom="0in" style:contextual-spacing="false" fo:text-indent="0in" style:auto-text-indent="false"/>
    </style:style>
    <style:style style:name="P114" style:family="paragraph" style:parent-style-name="Text_20_body" style:list-style-name="L52">
      <style:paragraph-properties fo:text-indent="0in" style:auto-text-indent="false"/>
    </style:style>
    <style:style style:name="P115" style:family="paragraph" style:parent-style-name="Text_20_body" style:list-style-name="L53">
      <style:paragraph-properties fo:margin-left="0in" fo:margin-right="0in" fo:margin-top="0in" fo:margin-bottom="0in" style:contextual-spacing="false" fo:text-indent="0in" style:auto-text-indent="false"/>
    </style:style>
    <style:style style:name="P116" style:family="paragraph" style:parent-style-name="Text_20_body" style:list-style-name="L53">
      <style:paragraph-properties fo:text-indent="0in" style:auto-text-indent="false"/>
    </style:style>
    <style:style style:name="P117" style:family="paragraph" style:parent-style-name="Text_20_body" style:list-style-name="L54">
      <style:paragraph-properties fo:margin-left="0in" fo:margin-right="0in" fo:margin-top="0in" fo:margin-bottom="0in" style:contextual-spacing="false" fo:text-indent="0in" style:auto-text-indent="false"/>
    </style:style>
    <style:style style:name="P118" style:family="paragraph" style:parent-style-name="Text_20_body" style:list-style-name="L54">
      <style:paragraph-properties fo:margin-top="0in" fo:margin-bottom="0in" style:contextual-spacing="false" fo:text-indent="0in" style:auto-text-indent="false"/>
    </style:style>
    <style:style style:name="P119" style:family="paragraph" style:parent-style-name="Text_20_body" style:list-style-name="L54">
      <style:paragraph-properties fo:text-indent="0in" style:auto-text-indent="false"/>
    </style:style>
    <style:style style:name="P120" style:family="paragraph" style:parent-style-name="Text_20_body" style:list-style-name="L55">
      <style:paragraph-properties fo:margin-left="0in" fo:margin-right="0in" fo:margin-top="0in" fo:margin-bottom="0in" style:contextual-spacing="false" fo:text-indent="0in" style:auto-text-indent="false"/>
    </style:style>
    <style:style style:name="P121" style:family="paragraph" style:parent-style-name="Text_20_body" style:list-style-name="L55">
      <style:paragraph-properties fo:margin-top="0in" fo:margin-bottom="0in" style:contextual-spacing="false" fo:text-indent="0in" style:auto-text-indent="false"/>
    </style:style>
    <style:style style:name="P122" style:family="paragraph" style:parent-style-name="Text_20_body" style:list-style-name="L55">
      <style:paragraph-properties fo:text-indent="0in" style:auto-text-indent="false"/>
    </style:style>
    <style:style style:name="P123" style:family="paragraph" style:parent-style-name="Text_20_body" style:list-style-name="L56">
      <style:paragraph-properties fo:margin-left="0in" fo:margin-right="0in" fo:text-indent="0in" style:auto-text-indent="false"/>
    </style:style>
    <style:style style:name="P124" style:family="paragraph" style:parent-style-name="Text_20_body" style:list-style-name="L57">
      <style:paragraph-properties fo:margin-left="0in" fo:margin-right="0in" fo:margin-top="0in" fo:margin-bottom="0in" style:contextual-spacing="false" fo:text-indent="0in" style:auto-text-indent="false"/>
    </style:style>
    <style:style style:name="P125" style:family="paragraph" style:parent-style-name="Text_20_body" style:list-style-name="L57">
      <style:paragraph-properties fo:margin-top="0in" fo:margin-bottom="0in" style:contextual-spacing="false" fo:text-indent="0in" style:auto-text-indent="false"/>
    </style:style>
    <style:style style:name="P126" style:family="paragraph" style:parent-style-name="Text_20_body" style:list-style-name="L57">
      <style:paragraph-properties fo:text-indent="0in" style:auto-text-indent="false"/>
    </style:style>
    <style:style style:name="T1" style:family="text">
      <style:text-properties officeooo:rsid="000a782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L</text:span>ibrary Management System</text:h>
      <text:p text:style-name="Horizontal_20_Line"/>
      <text:list text:style-name="L1">
        <text:list-item>
          <text:p text:style-name="P7">library management system is a small project</text:p>
        </text:list-item>
        <text:list-item>
          <text:p text:style-name="P8">used to store book information</text:p>
        </text:list-item>
        <text:list-item>
          <text:p text:style-name="P8">uses file handling</text:p>
        </text:list-item>
        <text:list-item>
          <text:p text:style-name="P8">creates books.txt file</text:p>
        </text:list-item>
        <text:list-item>
          <text:p text:style-name="P9">stores the book information in the books.txt file</text:p>
        </text:list-item>
      </text:list>
      <text:h text:style-name="P2" text:outline-level="1"><text:span text:style-name="T1">F</text:span>eatures of Library Management System</text:h>
      <text:p text:style-name="Horizontal_20_Line"/>
      <text:h text:style-name="P4" text:outline-level="2"><text:span text:style-name="T1">D</text:span>isplay books</text:h>
      <text:list text:style-name="L2">
        <text:list-item>
          <text:p text:style-name="P10">creates book.txt if not found</text:p>
        </text:list-item>
        <text:list-item>
          <text:p text:style-name="P11">if found displays books in table</text:p>
        </text:list-item>
      </text:list>
      <text:h text:style-name="P4" text:outline-level="2"><text:bookmark text:name="add-books"/>Add books</text:h>
      <text:list text:style-name="L3">
        <text:list-item>
          <text:p text:style-name="P12">return error if book.txt is not found so you need to display books first</text:p>
        </text:list-item>
      </text:list>
      <text:h text:style-name="P4" text:outline-level="2"><text:bookmark text:name="remove-books"/>Remove books</text:h>
      <text:list text:style-name="L4">
        <text:list-item>
          <text:p text:style-name="P13">remove book by name</text:p>
        </text:list-item>
        <text:list-item>
          <text:p text:style-name="P14">remove book by id</text:p>
        </text:list-item>
      </text:list>
      <text:h text:style-name="P4" text:outline-level="2"><text:bookmark text:name="clear-the-screen"/>Clear the screen</text:h>
      <text:h text:style-name="P4" text:outline-level="2"><text:bookmark text:name="quit"/>Quit</text:h>
      <text:h text:style-name="P4" text:outline-level="2"><text:bookmark text:name="this-project-assigns-a-unique-id-to-each-book-but-not-serial-not"/>** This project assigns a unique id to each book but not serial not</text:h>
      <text:p text:style-name="Horizontal_20_Line"/>
      <text:h text:style-name="P2" text:outline-level="1"><text:bookmark text:name="algorithm-of-library-management-system"/>Algorithm of Library Management System</text:h>
      <text:p text:style-name="Horizontal_20_Line"/>
      <text:p text:style-name="Horizontal_20_Line"/>
      <text:h text:style-name="P2" text:outline-level="1"><text:bookmark text:name="before-running-program"/><text:soft-page-break/>before running program</text:h>
      <text:p text:style-name="Horizontal_20_Line"/>
      <text:list text:style-name="L5">
        <text:list-item>
          <text:p text:style-name="P15">include libraries</text:p>
        </text:list-item>
        <text:list-item>
          <text:p text:style-name="P16">define files</text:p>
        </text:list-item>
        <text:list-item>
          <text:p text:style-name="P16">define structures</text:p>
        </text:list-item>
        <text:list-item>
          <text:p text:style-name="P17">protype the function</text:p>
        </text:list-item>
      </text:list>
      <text:p text:style-name="Horizontal_20_Line"/>
      <text:h text:style-name="P2" text:outline-level="1"><text:bookmark text:name="main"/>Main</text:h>
      <text:p text:style-name="Horizontal_20_Line"/>
      <text:list text:style-name="L6">
        <text:list-item>
          <text:p text:style-name="P18">say welcome</text:p>
        </text:list-item>
        <text:list-item>
          <text:p text:style-name="P19">display main menu</text:p>
        </text:list-item>
      </text:list>
      <text:p text:style-name="Horizontal_20_Line"/>
      <text:h text:style-name="P2" text:outline-level="1"><text:bookmark text:name="main-menu"/>main menu</text:h>
      <text:p text:style-name="Horizontal_20_Line"/>
      <text:list text:style-name="L7">
        <text:list-item>
          <text:p text:style-name="P20">show options {</text:p>
        </text:list-item>
      </text:list>
      <text:list text:style-name="L8">
        <text:list-item>
          <text:p text:style-name="P21">display books</text:p>
        </text:list-item>
        <text:list-item>
          <text:p text:style-name="P22">add books</text:p>
        </text:list-item>
        <text:list-item>
          <text:p text:style-name="P22">remove books</text:p>
        </text:list-item>
        <text:list-item>
          <text:p text:style-name="P22">clear</text:p>
        </text:list-item>
        <text:list-item>
          <text:p text:style-name="P23">quit } -if 1,2,3,4,5 then display books, add books, remove books, clear, quit -else say error</text:p>
        </text:list-item>
      </text:list>
      <text:p text:style-name="Horizontal_20_Line"/>
      <text:h text:style-name="P2" text:outline-level="1"><text:bookmark text:name="display-books Copy 1"/>display books</text:h>
      <text:p text:style-name="Horizontal_20_Line"/>
      <text:list text:style-name="L9">
        <text:list-item>
          <text:p text:style-name="P24">checkDB</text:p>
        </text:list-item>
        <text:list-item>
          <text:p text:style-name="P25">if there is DB then display books by skipping the first line</text:p>
        </text:list-item>
        <text:list-item>
          <text:p text:style-name="P26">else if there is no DB then createDB</text:p>
        </text:list-item>
      </text:list>
      <text:h text:style-name="P4" text:outline-level="2"><text:bookmark text:name="createdb"/>createDB</text:h>
      <text:list text:style-name="L10">
        <text:list-item>
          <text:p text:style-name="P27">make a file named books.txt namely books</text:p>
        </text:list-item>
        <text:list-item>
          <text:p text:style-name="P28">ask for the capacity of library and add it to the first line</text:p>
        </text:list-item>
        <text:list-item>
          <text:p text:style-name="P29">show the books by skipping the first line that contains capacity</text:p>
        </text:list-item>
      </text:list>
      <text:p text:style-name="Horizontal_20_Line"><text:soft-page-break/></text:p>
      <text:h text:style-name="P2" text:outline-level="1"><text:bookmark text:name="add-books Copy 1"/>add books</text:h>
      <text:p text:style-name="Horizontal_20_Line"/>
      <text:list text:style-name="L11">
        <text:list-item>
          <text:p text:style-name="P30">open books in append mode</text:p>
        </text:list-item>
        <text:list-item>
          <text:p text:style-name="P31">if checkDB return 1 then append books</text:p>
        </text:list-item>
        <text:list-item>
          <text:p text:style-name="P32">else createDB then append books</text:p>
        </text:list-item>
      </text:list>
      <text:h text:style-name="P4" text:outline-level="2"><text:bookmark text:name="append-books"/>append books</text:h>
      <text:list text:style-name="L12">
        <text:list-item>
          <text:p text:style-name="P33">open books in append mode</text:p>
        </text:list-item>
        <text:list-item>
          <text:p text:style-name="P34">get the last id from the books.txt</text:p>
        </text:list-item>
      </text:list>
      <text:h text:style-name="P6" text:outline-level="3"><text:bookmark text:name="get-last-id"/>get last id</text:h>
      <text:list text:style-name="L13">
        <text:list-item>
          <text:p text:style-name="P35">skip first line that has capacity</text:p>
        </text:list-item>
        <text:list-item>
          <text:p text:style-name="P36">iterate upto last line while putting the value for last id( the last iteration will give the last id )</text:p>
        </text:list-item>
        <text:list-item>
          <text:p text:style-name="P36">return lastid</text:p>
        </text:list-item>
        <text:list-item>
          <text:p text:style-name="P36">ask for book name, book author</text:p>
        </text:list-item>
        <text:list-item>
          <text:p text:style-name="P36">this books id = lastid + 1</text:p>
        </text:list-item>
        <text:list-item>
          <text:p text:style-name="P37">put these information in the file</text:p>
        </text:list-item>
      </text:list>
      <text:p text:style-name="Horizontal_20_Line"/>
      <text:h text:style-name="P2" text:outline-level="1"><text:bookmark text:name="remove-book"/>remove book</text:h>
      <text:p text:style-name="Horizontal_20_Line"/>
      <text:p text:style-name="P38">-open books in read mode</text:p>
      <text:list text:style-name="L14">
        <text:list-item>
          <text:p text:style-name="P39">open temp file in write mode</text:p>
        </text:list-item>
        <text:list-item>
          <text:p text:style-name="P40">ask if user want to remove by id or name</text:p>
        </text:list-item>
        <text:list-item>
          <text:p text:style-name="P40">if by name them remove book by name</text:p>
        </text:list-item>
        <text:list-item>
          <text:p text:style-name="P41">if by id then remove book by id</text:p>
        </text:list-item>
      </text:list>
      <text:p text:style-name="Horizontal_20_Line"/>
      <text:h text:style-name="P2" text:outline-level="1"><text:bookmark text:name="remove-book-by-id"/>remove book by id</text:h>
      <text:p text:style-name="Horizontal_20_Line"/>
      <text:list text:style-name="L15">
        <text:list-item>
          <text:p text:style-name="P42">open books in read mode</text:p>
        </text:list-item>
        <text:list-item>
          <text:p text:style-name="P43">open temp file in write mode</text:p>
        </text:list-item>
        <text:list-item>
          <text:p text:style-name="P43">copy capacity of book to temp file</text:p>
        </text:list-item>
        <text:list-item>
          <text:p text:style-name="P43"><text:soft-page-break/>iterate{</text:p>
          <text:list>
            <text:list-item>
              <text:p text:style-name="P43">check if the id of the book mathches the id specified by the user</text:p>
            </text:list-item>
            <text:list-item>
              <text:p text:style-name="P43">if not matches, write the book to the temp file</text:p>
            </text:list-item>
            <text:list-item>
              <text:p text:style-name="P43">if matches, dont write the book to the temp file</text:p>
            </text:list-item>
          </text:list>
        </text:list-item>
        <text:list-item>
          <text:p text:style-name="P43">remove the books.txt</text:p>
        </text:list-item>
        <text:list-item>
          <text:p text:style-name="P44">rename the temp.txt to books.txt } -close books</text:p>
        </text:list-item>
      </text:list>
      <text:p text:style-name="Horizontal_20_Line"/>
      <text:h text:style-name="P2" text:outline-level="1"><text:bookmark text:name="remove-by-name"/>remove by name</text:h>
      <text:p text:style-name="Horizontal_20_Line"/>
      <text:list text:style-name="L16">
        <text:list-item>
          <text:p text:style-name="P45">open books in read mode</text:p>
        </text:list-item>
        <text:list-item>
          <text:p text:style-name="P46">open temp file in write mode</text:p>
        </text:list-item>
        <text:list-item>
          <text:p text:style-name="P46">copy capacity of book to temp file</text:p>
        </text:list-item>
        <text:list-item>
          <text:p text:style-name="P46">iterate{</text:p>
          <text:list>
            <text:list-item>
              <text:p text:style-name="P46">check if the name of the book mathches the name specified by the user</text:p>
            </text:list-item>
            <text:list-item>
              <text:p text:style-name="P46">if not matches, write the book to the temp file</text:p>
            </text:list-item>
            <text:list-item>
              <text:p text:style-name="P46">if matches, dont write the book to the temp file</text:p>
            </text:list-item>
          </text:list>
        </text:list-item>
        <text:list-item>
          <text:p text:style-name="P46">remove the books.txt</text:p>
        </text:list-item>
        <text:list-item>
          <text:p text:style-name="P47">rename the temp.txt to books.txt } -close books</text:p>
        </text:list-item>
      </text:list>
      <text:p text:style-name="Horizontal_20_Line"/>
      <text:h text:style-name="P2" text:outline-level="1"><text:bookmark text:name="clear"/>clear</text:h>
      <text:p text:style-name="Horizontal_20_Line"/>
      <text:list text:style-name="L17">
        <text:list-item>
          <text:p text:style-name="P48">tell system terminal (bash) to clear the screen</text:p>
        </text:list-item>
      </text:list>
      <text:p text:style-name="Horizontal_20_Line"/>
      <text:h text:style-name="P4" text:outline-level="2"><text:bookmark text:name="quit Copy 1"/>quit</text:h>
      <text:p text:style-name="Horizontal_20_Line"/>
      <text:list text:style-name="L18">
        <text:list-item>
          <text:p text:style-name="P49">quit the program</text:p>
        </text:list-item>
      </text:list>
      <text:p text:style-name="Standard"/>
      <text:p text:style-name="P1"/>
      <text:h text:style-name="P2" text:outline-level="1"><text:bookmark text:name="billing-management-system"/>Billing Management System</text:h>
      <text:p text:style-name="Horizontal_20_Line"/>
      <text:list text:style-name="L19">
        <text:list-item>
          <text:p text:style-name="P50">Uses structures</text:p>
        </text:list-item>
        <text:list-item>
          <text:p text:style-name="P51">phone billing System</text:p>
        </text:list-item>
      </text:list>
      <text:p text:style-name="Horizontal_20_Line"/>
      <text:h text:style-name="P2" text:outline-level="1"><text:bookmark text:name="features"/>Features</text:h>
      <text:p text:style-name="Horizontal_20_Line"/>
      <text:list text:style-name="L20">
        <text:list-item>
          <text:p text:style-name="P52">show the total bill</text:p>
        </text:list-item>
      </text:list>
      <text:list text:style-name="L21">
        <text:list-item>
          <text:p text:style-name="P53">add bill</text:p>
        </text:list-item>
      </text:list>
      <text:list text:style-name="L22">
        <text:list-item>
          <text:p text:style-name="P54">remove bill</text:p>
        </text:list-item>
      </text:list>
      <text:list text:style-name="L23">
        <text:list-item>
          <text:p text:style-name="P55">calculate cost for minutes of call</text:p>
        </text:list-item>
      </text:list>
      <text:p text:style-name="Horizontal_20_Line"/>
      <text:h text:style-name="P2" text:outline-level="1"><text:bookmark text:name="algorithm-for-billing-management-system"/>Algorithm for Billing Management System</text:h>
      <text:p text:style-name="Horizontal_20_Line"/>
      <text:p text:style-name="Horizontal_20_Line"/>
      <text:h text:style-name="P2" text:outline-level="1"><text:bookmark text:name="algorithm-for-operations"/>Algorithm for Operations</text:h>
      <text:p text:style-name="Horizontal_20_Line"/>
      <text:h text:style-name="P5" text:outline-level="2"><text:bookmark text:name="1-adding-a-new-record-addrecord-function"/>1. Adding a New Record (<text:span text:style-name="Source_20_Text">addRecord</text:span> Function)</text:h>
      <text:list text:style-name="L24">
        <text:list-item>
          <text:p text:style-name="P56">Prompts the user to input customer information (name, phone number, and usage in minutes).</text:p>
        </text:list-item>
        <text:list-item>
          <text:p text:style-name="P57">Calculates the total bill based on usage.</text:p>
        </text:list-item>
        <text:list-item>
          <text:p text:style-name="P58">Adds the new record to the <text:span text:style-name="Source_20_Text">customers</text:span> array.</text:p>
        </text:list-item>
      </text:list>
      <text:h text:style-name="P5" text:outline-level="2"><text:bookmark text:name="2-viewing-list-of-records-viewrecords-function"/>2. Viewing List of Records (<text:span text:style-name="Source_20_Text">viewRecords</text:span> Function)</text:h>
      <text:list text:style-name="L25">
        <text:list-item>
          <text:p text:style-name="P75">Prints a table header.</text:p>
        </text:list-item>
        <text:list-item>
          <text:p text:style-name="P59">Iterates through the <text:span text:style-name="Source_20_Text">customers</text:span> array and prints each customer's information.</text:p>
        </text:list-item>
      </text:list>
      <text:h text:style-name="P5" text:outline-level="2"><text:bookmark text:name="3-modifying-a-record-modifyrecord-function"/><text:soft-page-break/>3. Modifying a Record (<text:span text:style-name="Source_20_Text">modifyRecord</text:span> Function)</text:h>
      <text:list text:style-name="L26">
        <text:list-item>
          <text:p text:style-name="P76">Takes a phone number as input to identify the record to be modified.</text:p>
        </text:list-item>
        <text:list-item>
          <text:p text:style-name="P77">Prompts the user to enter the new usage in minutes.</text:p>
        </text:list-item>
        <text:list-item>
          <text:p text:style-name="P78">Updates the total bill based on the new usage.</text:p>
        </text:list-item>
      </text:list>
      <text:h text:style-name="P5" text:outline-level="2"><text:bookmark text:name="4-viewing-payment-viewpayment-function"/>4. Viewing Payment (<text:span text:style-name="Source_20_Text">viewPayment</text:span> Function)</text:h>
      <text:list text:style-name="L27">
        <text:list-item>
          <text:p text:style-name="P79">Takes a phone number as input to identify the record to be viewed.</text:p>
        </text:list-item>
        <text:list-item>
          <text:p text:style-name="P80">Prints the name, phone number, usage, and total bill for the specified customer.</text:p>
        </text:list-item>
      </text:list>
      <text:h text:style-name="P5" text:outline-level="2"><text:bookmark text:name="5-deleting-a-record-deleterecord-function"/>5. Deleting a Record (<text:span text:style-name="Source_20_Text">deleteRecord</text:span> Function)</text:h>
      <text:list text:style-name="L28">
        <text:list-item>
          <text:p text:style-name="P81">Takes a phone number as input to identify the record to be deleted.</text:p>
        </text:list-item>
        <text:list-item>
          <text:p text:style-name="P82">Shifts the remaining records to fill the gap created by the deleted record.</text:p>
        </text:list-item>
      </text:list>
      <text:h text:style-name="P5" text:outline-level="2"><text:bookmark text:name="6-displaying-menu-and-main-loop-displaymenu-and-main-functions"/>6. Displaying Menu and Main Loop (<text:span text:style-name="Source_20_Text">displayMenu</text:span> and <text:span text:style-name="Source_20_Text">main</text:span> Functions)</text:h>
      <text:list text:style-name="L29">
        <text:list-item>
          <text:p text:style-name="P83">Displays a menu with options for different operations.</text:p>
        </text:list-item>
        <text:list-item>
          <text:p text:style-name="P84">Takes user input to execute the chosen operation.</text:p>
        </text:list-item>
        <text:list-item>
          <text:p text:style-name="P85">The program continues to run until the user chooses to exit.</text:p>
        </text:list-item>
      </text:list>
      <text:p text:style-name="Standard"/>
      <text:h text:style-name="P3" text:outline-level="1"><text:bookmark text:name="hangman-game"/>Hangman game</text:h>
      <text:p text:style-name="Horizontal_20_Line"/>
      <text:list text:style-name="L30">
        <text:list-item>
          <text:p text:style-name="P86">simple hangman game</text:p>
        </text:list-item>
      </text:list>
      <text:p text:style-name="Horizontal_20_Line"/>
      <text:h text:style-name="P2" text:outline-level="1"><text:bookmark text:name="hangman-game-algorithm"/>Hangman Game Algorithm</text:h>
      <text:p text:style-name="Horizontal_20_Line"/>
      <text:p text:style-name="Horizontal_20_Line"/>
      <text:h text:style-name="P2" text:outline-level="1"><text:bookmark text:name="initialization"/>Initialization:</text:h>
      <text:p text:style-name="Horizontal_20_Line"/>
      <text:list text:style-name="L31">
        <text:list-item>
          <text:p text:style-name="P60">Import necessary libraries (<text:span text:style-name="Source_20_Text">stdio.h</text:span>, <text:span text:style-name="Source_20_Text">stdlib.h</text:span>, <text:span text:style-name="Source_20_Text">string.h</text:span>, <text:span text:style-name="Source_20_Text">ctype.h</text:span>, <text:span text:style-name="Source_20_Text">time.h</text:span>).</text:p>
        </text:list-item>
        <text:list-item>
          <text:p text:style-name="P60">Declare function prototypes for <text:span text:style-name="Source_20_Text">drawHangman</text:span> and <text:span text:style-name="Source_20_Text">strlwr</text:span>.</text:p>
        </text:list-item>
        <text:list-item>
          <text:p text:style-name="P60">Define <text:span text:style-name="Source_20_Text">main</text:span> function:</text:p>
          <text:list>
            <text:list-item>
              <text:p text:style-name="P61">Declare variables and arrays for the game: - <text:span text:style-name="Source_20_Text">choice</text:span> for user input to play again. - <text:span text:style-name="Source_20_Text">guessWords</text:span> array containing words for the game. - <text:span text:style-name="Source_20_Text">randomIndex</text:span> to randomly select a word index. - <text:span text:style-name="Source_20_Text">numLives</text:span> for tracking remaining lives. - <text:span text:style-name="Source_20_Text">numCorrect</text:span> for counting correct guesses. - <text:span text:style-name="Source_20_Text">oldCorrect</text:span> to compare with <text:span text:style-name="Source_20_Text">numCorrect</text:span> for wrong guesses. - <text:span text:style-name="Source_20_Text">lengthOfWord</text:span> for the length of the selected word. - <text:span text:style-name="Source_20_Text">letterGuessed</text:span> array to track guessed letters. - <text:span text:style-name="Source_20_Text">quit</text:span> to determine if the user quit early. - <text:span text:style-name="Source_20_Text">loopIndex</text:span> for iterating over the word. - <text:span text:style-name="Source_20_Text">reguessed</text:span> to check if a letter has been guessed before. - <text:span text:style-name="Source_20_Text">guess</text:span> array to store user input. - <text:span text:style-name="Source_20_Text">letterEntered</text:span> to store the guessed letter.</text:p>
            </text:list-item>
          </text:list>
        </text:list-item>
      </text:list>
      <text:p text:style-name="Horizontal_20_Line"/>
      <text:h text:style-name="P2" text:outline-level="1"><text:bookmark text:name="game-loop"/>Game Loop:</text:h>
      <text:p text:style-name="Horizontal_20_Line"/>
      <text:list text:style-name="L32">
        <text:list-item>
          <text:p text:style-name="P87">Start a do-while loop to allow multiple game plays.</text:p>
          <text:list>
            <text:list-item>
              <text:p text:style-name="P62">Seed the random number generator with <text:span text:style-name="Source_20_Text">srand(time(NULL))</text:span>.</text:p>
            </text:list-item>
          </text:list>
        </text:list-item>
      </text:list>
      <text:list text:style-name="L33">
        <text:list-item>
          <text:p text:style-name="P63">Randomly select a word index (<text:span text:style-name="Source_20_Text">randomIndex</text:span>) from <text:span text:style-name="Source_20_Text">guessWords</text:span>.</text:p>
        </text:list-item>
      </text:list>
      <text:list text:style-name="L34">
        <text:list-item>
          <text:p text:style-name="P64">Initialize game variables (<text:span text:style-name="Source_20_Text">numLives</text:span>, <text:span text:style-name="Source_20_Text">numCorrect</text:span>, <text:span text:style-name="Source_20_Text">oldCorrect</text:span>, etc.).</text:p>
        </text:list-item>
      </text:list>
      <text:list text:style-name="L35">
        <text:list-item>
          <text:p text:style-name="P88">Start a while loop for each turn of the game until the word is guessed or lives run out.</text:p>
          <text:list>
            <text:list-item>
              <text:p text:style-name="P89">Display the current state of the word with underscores for unguessed letters.</text:p>
            </text:list-item>
            <text:list-item>
              <text:p text:style-name="P89"><text:soft-page-break/>Display the hangman figure based on the number of incorrect guesses.</text:p>
            </text:list-item>
            <text:list-item>
              <text:p text:style-name="P89">Prompt the player for a letter guess.</text:p>
            </text:list-item>
            <text:list-item>
              <text:p text:style-name="P65">Convert the guess to lowercase using the <text:span text:style-name="Source_20_Text">strlwr</text:span> function.</text:p>
            </text:list-item>
            <text:list-item>
              <text:p text:style-name="P65">Check if the player wants to quit (<text:span text:style-name="Source_20_Text">strncmp(guess, "quit", 4)</text:span>).</text:p>
            </text:list-item>
            <text:list-item>
              <text:p text:style-name="P65">Clear the console screen (<text:span text:style-name="Source_20_Text">system("clear")</text:span> or <text:span text:style-name="Source_20_Text">system("cls")</text:span>).</text:p>
            </text:list-item>
            <text:list-item>
              <text:p text:style-name="P89">Process the user's guess:</text:p>
            </text:list-item>
            <text:list-item>
              <text:p text:style-name="P89">Check if the letter has already been guessed.</text:p>
            </text:list-item>
            <text:list-item>
              <text:p text:style-name="P89">Update the game state based on the guess.</text:p>
            </text:list-item>
            <text:list-item>
              <text:p text:style-name="P89">Check if the player has won or lost.</text:p>
            </text:list-item>
            <text:list-item>
              <text:p text:style-name="P89">If the player wants to quit, exit the loop.</text:p>
            </text:list-item>
          </text:list>
        </text:list-item>
        <text:list-item>
          <text:p text:style-name="P89">Display the game result (win, lose, or quit).</text:p>
        </text:list-item>
      </text:list>
      <text:list text:style-name="L36">
        <text:list-item>
          <text:p text:style-name="P66">Ask the player if they want to play again (<text:span text:style-name="Source_20_Text">printf("\nDo you want to Play Again?(Y/N)\n")</text:span>).</text:p>
        </text:list-item>
      </text:list>
      <text:list text:style-name="L37">
        <text:list-item>
          <text:p text:style-name="P67">Read the player's choice into the <text:span text:style-name="Source_20_Text">choice</text:span> variable.</text:p>
        </text:list-item>
      </text:list>
      <text:list text:style-name="L38">
        <text:list-item>
          <text:p text:style-name="P68">Continue the loop if the player wants to play again (<text:span text:style-name="Source_20_Text">while (choice == 'Y' || choice == 'y')</text:span>).</text:p>
        </text:list-item>
      </text:list>
      <text:p text:style-name="Horizontal_20_Line"/>
      <text:h text:style-name="P2" text:outline-level="1"><text:bookmark text:name="drawing-the-hangman"/>Drawing the Hangman:</text:h>
      <text:p text:style-name="Horizontal_20_Line"/>
      <text:list text:style-name="L39">
        <text:list-item>
          <text:p text:style-name="P69">Implement the <text:span text:style-name="Source_20_Text">drawHangman</text:span> function to display the hangman figure based on the number of lives.</text:p>
        </text:list-item>
      </text:list>
      <text:p text:style-name="Horizontal_20_Line"/>
      <text:h text:style-name="P2" text:outline-level="1"><text:bookmark text:name="convert-string-to-lowercase"/>Convert String to Lowercase:</text:h>
      <text:p text:style-name="Horizontal_20_Line"/>
      <text:list text:style-name="L40">
        <text:list-item>
          <text:p text:style-name="P70">Implement the <text:span text:style-name="Source_20_Text">strlwr</text:span> function to convert a string to lowercase.</text:p>
        </text:list-item>
      </text:list>
      <text:p text:style-name="Horizontal_20_Line"/>
      <text:h text:style-name="P2" text:outline-level="1"><text:bookmark text:name="end-of-program"/>End of Program:</text:h>
      <text:p text:style-name="Horizontal_20_Line"/>
      <text:list text:style-name="L41">
        <text:list-item>
          <text:p text:style-name="P71"><text:soft-page-break/>Return 0 from the <text:span text:style-name="Source_20_Text">main</text:span> function.</text:p>
        </text:list-item>
      </text:list>
      <text:p text:style-name="Standard"/>
      <text:h text:style-name="P3" text:outline-level="1"><text:bookmark text:name="quiz-game"/>Quiz game</text:h>
      <text:p text:style-name="Horizontal_20_Line"/>
      <text:list text:style-name="L42">
        <text:list-item>
          <text:p text:style-name="P90">play a simple quiz game</text:p>
        </text:list-item>
        <text:list-item>
          <text:p text:style-name="P91">uses file handling</text:p>
        </text:list-item>
        <text:list-item>
          <text:p text:style-name="P91">creates qna.txt file</text:p>
        </text:list-item>
        <text:list-item>
          <text:p text:style-name="P92">stores the questions and answers in the qna.txt file</text:p>
        </text:list-item>
      </text:list>
      <text:p text:style-name="Horizontal_20_Line"/>
      <text:h text:style-name="P2" text:outline-level="1"><text:bookmark text:name="features-of-quiz-game"/>Features of Quiz game</text:h>
      <text:p text:style-name="Horizontal_20_Line"/>
      <text:list text:style-name="L43">
        <text:list-item>
          <text:p text:style-name="P93">quiz game with questions and answers</text:p>
        </text:list-item>
        <text:list-item>
          <text:p text:style-name="P94">display questions</text:p>
        </text:list-item>
        <text:list-item>
          <text:p text:style-name="P94">display answers</text:p>
        </text:list-item>
        <text:list-item>
          <text:p text:style-name="P94">display score</text:p>
        </text:list-item>
        <text:list-item>
          <text:p text:style-name="P95">save score</text:p>
        </text:list-item>
      </text:list>
      <text:p text:style-name="Horizontal_20_Line"/>
      <text:h text:style-name="P2" text:outline-level="1"><text:bookmark text:name="algorithm-of-quiz-game"/>Algorithm of Quiz game</text:h>
      <text:p text:style-name="Horizontal_20_Line"/>
      <text:p text:style-name="Horizontal_20_Line"/>
      <text:h text:style-name="P2" text:outline-level="1"><text:bookmark text:name="before-running-the-function"/>before running the function</text:h>
      <text:p text:style-name="Horizontal_20_Line"/>
      <text:list text:style-name="L44">
        <text:list-item>
          <text:p text:style-name="P96">include libraries of string ctypes stdio stdlib</text:p>
        </text:list-item>
        <text:list-item>
          <text:p text:style-name="P97">include qna.txt which contains question,4 options,corresponding_correct_answer_no</text:p>
        </text:list-item>
        <text:list-item>
          <text:p text:style-name="P98">define functions tolower</text:p>
        </text:list-item>
      </text:list>
      <text:h text:style-name="P2" text:outline-level="1"><text:bookmark text:name="tolowercase-strcall-by-reference"/>toLowercase *str(call by reference)</text:h>
      <text:list text:style-name="L45">
        <text:list-item>
          <text:p text:style-name="P99">initialize i = 0</text:p>
        </text:list-item>
        <text:list-item>
          <text:p text:style-name="P100">iterate over the string</text:p>
          <text:list>
            <text:list-item>
              <text:p text:style-name="P101">lower the character</text:p>
            </text:list-item>
          </text:list>
        </text:list-item>
      </text:list>
      <text:p text:style-name="Horizontal_20_Line"/>
      <text:h text:style-name="P2" text:outline-level="1"><text:bookmark text:name="getnoofquestion"/><text:soft-page-break/>get_no_of_question</text:h>
      <text:p text:style-name="Horizontal_20_Line"/>
      <text:list text:style-name="L46">
        <text:list-item>
          <text:p text:style-name="P102">open qna</text:p>
        </text:list-item>
        <text:list-item>
          <text:p text:style-name="P103">init i = 0</text:p>
        </text:list-item>
        <text:list-item>
          <text:p text:style-name="P103">while seeing question, 4 options, and the correct answer increase i</text:p>
        </text:list-item>
        <text:list-item>
          <text:p text:style-name="P103">print no of question</text:p>
        </text:list-item>
        <text:list-item>
          <text:p text:style-name="P104">return no of question</text:p>
        </text:list-item>
      </text:list>
      <text:p text:style-name="Horizontal_20_Line"/>
      <text:h text:style-name="P2" text:outline-level="1"><text:bookmark text:name="main-fuction"/>MAIN FUCTION</text:h>
      <text:p text:style-name="Horizontal_20_Line"/>
      <text:list text:style-name="L47">
        <text:list-item>
          <text:p text:style-name="P105">init score = 0, noofq = get_no_of_questions</text:p>
        </text:list-item>
        <text:list-item>
          <text:p text:style-name="P106">open qna</text:p>
        </text:list-item>
        <text:list-item>
          <text:p text:style-name="P106">loop init i = 0 upto less than no of questions with increment of one question</text:p>
          <text:list>
            <text:list-item>
              <text:p text:style-name="P106">see i th line of qna</text:p>
            </text:list-item>
            <text:list-item>
              <text:p text:style-name="P106">print questions then options</text:p>
            </text:list-item>
            <text:list-item>
              <text:p text:style-name="P106">take user input as answer</text:p>
            </text:list-item>
            <text:list-item>
              <text:p text:style-name="P106">if answer == correct option increase score</text:p>
            </text:list-item>
            <text:list-item>
              <text:p text:style-name="P106">else go to next question</text:p>
            </text:list-item>
          </text:list>
        </text:list-item>
        <text:list-item>
          <text:p text:style-name="P106">float percentage = score/noofq * 100</text:p>
        </text:list-item>
        <text:list-item>
          <text:p text:style-name="P106">if percentage == 100 &gt;&gt; perfect score</text:p>
        </text:list-item>
        <text:list-item>
          <text:p text:style-name="P106">else if &gt;= 80 &gt;&gt; excellent score out of noofq</text:p>
        </text:list-item>
        <text:list-item>
          <text:p text:style-name="P106">else if &gt;= 60 &gt;&gt; good score out of noofq</text:p>
        </text:list-item>
        <text:list-item>
          <text:p text:style-name="P106">else if &gt;= 40 &gt;&gt; satisfactory score out of noofq</text:p>
        </text:list-item>
        <text:list-item>
          <text:p text:style-name="P106">else if &lt; 40 &gt;&gt; failed score out of noofq</text:p>
        </text:list-item>
        <text:list-item>
          <text:p text:style-name="P106">else &gt;&gt; something went wrong</text:p>
        </text:list-item>
        <text:list-item>
          <text:p text:style-name="P107">return 0</text:p>
        </text:list-item>
      </text:list>
      <text:p text:style-name="Standard"/>
      <text:h text:style-name="P3" text:outline-level="1"><text:bookmark text:name="tic-tac-toe-game"/>Tic Tac Toe Game</text:h>
      <text:p text:style-name="Horizontal_20_Line"/>
      <text:list text:style-name="L48">
        <text:list-item>
          <text:p text:style-name="P108">uses 2D array to display the game</text:p>
        </text:list-item>
        <text:list-item>
          <text:p text:style-name="P109">uses indexing to input the position of player X or 0</text:p>
        </text:list-item>
      </text:list>
      <text:p text:style-name="Horizontal_20_Line"/>
      <text:h text:style-name="P2" text:outline-level="1"><text:bookmark text:name="algorithm-of-tic-tac-toe-game"/>Algorithm of Tic Tac Toe Game</text:h>
      <text:p text:style-name="Horizontal_20_Line"/>
      <text:p text:style-name="Horizontal_20_Line"/>
      <text:h text:style-name="P2" text:outline-level="1"><text:bookmark text:name="initialization Copy 1"/>Initialization</text:h>
      <text:p text:style-name="Horizontal_20_Line"/>
      <text:list text:style-name="L49">
        <text:list-item>
          <text:p text:style-name="P72">Define a 3x3 character array <text:span text:style-name="Source_20_Text">board</text:span> to represent the Tic Tac Toe board.</text:p>
        </text:list-item>
        <text:list-item>
          <text:p text:style-name="P72">Implement the <text:span text:style-name="Source_20_Text">initializeBoard</text:span> function to initialize the board with empty spaces and display cell numbers.</text:p>
        </text:list-item>
        <text:list-item>
          <text:p text:style-name="P73">Create a main function (<text:span text:style-name="Source_20_Text">main</text:span>) to set up the game, display instructions, and start the game loop.</text:p>
        </text:list-item>
      </text:list>
      <text:p text:style-name="Horizontal_20_Line"/>
      <text:h text:style-name="P2" text:outline-level="1"><text:bookmark text:name="display-functions"/>Display Functions</text:h>
      <text:p text:style-name="Horizontal_20_Line"/>
      <text:h text:style-name="P5" text:outline-level="2"><text:bookmark text:name="initializeboard-function"/><text:span text:style-name="Source_20_Text">initializeBoard</text:span> Function</text:h>
      <text:list text:style-name="L50">
        <text:list-item>
          <text:p text:style-name="P74">Initialize the <text:span text:style-name="Source_20_Text">board</text:span> array with empty spaces.</text:p>
        </text:list-item>
        <text:list-item>
          <text:p text:style-name="P110">Display the initial board layout with numbered cells.</text:p>
        </text:list-item>
      </text:list>
      <text:h text:style-name="P5" text:outline-level="2"><text:bookmark text:name="showboard-function"/><text:span text:style-name="Source_20_Text">showBoard</text:span> Function</text:h>
      <text:list text:style-name="L51">
        <text:list-item>
          <text:p text:style-name="P111">Display the current state of the Tic Tac Toe board.</text:p>
        </text:list-item>
      </text:list>
      <text:p text:style-name="Horizontal_20_Line"/>
      <text:h text:style-name="P2" text:outline-level="1"><text:bookmark text:name="update-board"/>Update Board</text:h>
      <text:p text:style-name="Horizontal_20_Line"/>
      <text:h text:style-name="P5" text:outline-level="2"><text:bookmark text:name="updateboard-function"/><text:soft-page-break/><text:span text:style-name="Source_20_Text">updateBoard</text:span> Function</text:h>
      <text:list text:style-name="L52">
        <text:list-item>
          <text:p text:style-name="P112">Take a cell number and player's sign as input.</text:p>
        </text:list-item>
        <text:list-item>
          <text:p text:style-name="P113">Calculate the corresponding row and column for the cell number.</text:p>
        </text:list-item>
        <text:list-item>
          <text:p text:style-name="P113">Check if the selected cell is already filled; if not, update the board with the player's sign.</text:p>
        </text:list-item>
        <text:list-item>
          <text:p text:style-name="P114">Display the updated board.</text:p>
        </text:list-item>
      </text:list>
      <text:p text:style-name="Horizontal_20_Line"/>
      <text:h text:style-name="P2" text:outline-level="1"><text:bookmark text:name="check-winner"/>Check Winner</text:h>
      <text:p text:style-name="Horizontal_20_Line"/>
      <text:h text:style-name="P5" text:outline-level="2"><text:bookmark text:name="checkwinner-function"/><text:span text:style-name="Source_20_Text">checkWinner</text:span> Function</text:h>
      <text:list text:style-name="L53">
        <text:list-item>
          <text:p text:style-name="P115">Check for winning conditions in rows, columns, and diagonals.</text:p>
        </text:list-item>
        <text:list-item>
          <text:p text:style-name="P116">Return 1 if a player has won; otherwise, return 0.</text:p>
        </text:list-item>
      </text:list>
      <text:p text:style-name="Horizontal_20_Line"/>
      <text:h text:style-name="P2" text:outline-level="1"><text:bookmark text:name="game-loop Copy 1"/>Game Loop</text:h>
      <text:p text:style-name="Horizontal_20_Line"/>
      <text:h text:style-name="P5" text:outline-level="2"><text:bookmark text:name="playtictactoe-function"/><text:span text:style-name="Source_20_Text">playTicTacToe</text:span> Function</text:h>
      <text:list text:style-name="L54">
        <text:list-item>
          <text:p text:style-name="P117">Initialize variables for game results, selected cell, play count, and update result.</text:p>
        </text:list-item>
        <text:list-item>
          <text:p text:style-name="P118">Alternate turns between Player 1 (X) and Player 2 (O).</text:p>
        </text:list-item>
        <text:list-item>
          <text:p text:style-name="P118">Accept user input for cell selection.</text:p>
        </text:list-item>
        <text:list-item>
          <text:p text:style-name="P118">Update the board and check for a winner after each move.</text:p>
        </text:list-item>
        <text:list-item>
          <text:p text:style-name="P119">Display the result at the end of the game.</text:p>
        </text:list-item>
      </text:list>
      <text:p text:style-name="Horizontal_20_Line"/>
      <text:h text:style-name="P2" text:outline-level="1"><text:bookmark text:name="main-function"/>Main Function</text:h>
      <text:p text:style-name="Horizontal_20_Line"/>
      <text:list text:style-name="L55">
        <text:list-item>
          <text:p text:style-name="P120">Display game instructions and initial board.</text:p>
        </text:list-item>
        <text:list-item>
          <text:p text:style-name="P121">Wait for user input to start the game.</text:p>
        </text:list-item>
        <text:list-item>
          <text:p text:style-name="P121">Start the game loop.</text:p>
        </text:list-item>
        <text:list-item>
          <text:p text:style-name="P121">Provide a menu for restarting or exiting the game.</text:p>
        </text:list-item>
        <text:list-item>
          <text:p text:style-name="P122">Continue playing or exit based on user choice.</text:p>
        </text:list-item>
      </text:list>
      <text:p text:style-name="Horizontal_20_Line"/>
      <text:h text:style-name="P2" text:outline-level="1"><text:bookmark text:name="termination"/><text:soft-page-break/>Termination</text:h>
      <text:p text:style-name="Horizontal_20_Line"/>
      <text:list text:style-name="L56">
        <text:list-item>
          <text:p text:style-name="P123">Thank the player for participating.</text:p>
        </text:list-item>
      </text:list>
      <text:p text:style-name="Horizontal_20_Line"/>
      <text:h text:style-name="P2" text:outline-level="1"><text:bookmark text:name="execution"/>Execution</text:h>
      <text:p text:style-name="Horizontal_20_Line"/>
      <text:list text:style-name="L57">
        <text:list-item>
          <text:p text:style-name="P124">Compile and run the program.</text:p>
        </text:list-item>
        <text:list-item>
          <text:p text:style-name="P125">Follow on-screen instructions to play Tic Tac Toe.</text:p>
        </text:list-item>
        <text:list-item>
          <text:p text:style-name="P126">Terminate the game or restart based on user inpu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3:17:05.856249726</meta:creation-date>
    <dc:date>2023-12-12T23:29:01.705634684</dc:date>
    <meta:editing-duration>PT11M57S</meta:editing-duration>
    <meta:editing-cycles>1</meta:editing-cycles>
    <meta:generator>LibreOffice/7.6.2.1$Linux_X86_64 LibreOffice_project/60$Build-1</meta:generator>
    <meta:document-statistic meta:table-count="0" meta:image-count="0" meta:object-count="0" meta:page-count="14" meta:paragraph-count="238" meta:word-count="1749" meta:character-count="9246" meta:non-whitespace-character-count="7911"/>
  </office:meta>
</office:document-meta>
</file>